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65.18423462" calcext:value-type="float">
            <text:p>65,18423462</text:p>
          </table:table-cell>
          <table:table-cell office:value-type="float" office:value="5.365569951E-027" calcext:value-type="float">
            <text:p>5,37E-027</text:p>
          </table:table-cell>
          <table:table-cell office:value-type="float" office:value="4.471274376" calcext:value-type="float">
            <text:p>4,47127437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91.28727722" calcext:value-type="float">
            <text:p>91,28727722</text:p>
          </table:table-cell>
          <table:table-cell office:value-type="float" office:value="7.147856336E-027" calcext:value-type="float">
            <text:p>7,15E-027</text:p>
          </table:table-cell>
          <table:table-cell office:value-type="float" office:value="4.485784054" calcext:value-type="float">
            <text:p>4,485784054</text:p>
          </table:table-cell>
          <table:table-cell table:style-name="ce2" table:formula="of:=([.E3]-[.E2])/[.E2]" office:value-type="float" office:value="0.00324508781610041" calcext:value-type="float">
            <text:p>0,003245087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6179" calcext:value-type="float">
            <text:p>146179</text:p>
          </table:table-cell>
          <table:table-cell office:value-type="float" office:value="93.66640472" calcext:value-type="float">
            <text:p>93,66640472</text:p>
          </table:table-cell>
          <table:table-cell office:value-type="float" office:value="1.665921559E-020" calcext:value-type="float">
            <text:p>1,67E-020</text:p>
          </table:table-cell>
          <table:table-cell office:value-type="float" office:value="3.081264734" calcext:value-type="float">
            <text:p>3,081264734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6179" calcext:value-type="float">
            <text:p>146179</text:p>
          </table:table-cell>
          <table:table-cell office:value-type="float" office:value="114.2284851" calcext:value-type="float">
            <text:p>114,2284851</text:p>
          </table:table-cell>
          <table:table-cell office:value-type="float" office:value="1.738767413E-020" calcext:value-type="float">
            <text:p>1,74E-020</text:p>
          </table:table-cell>
          <table:table-cell office:value-type="float" office:value="3.086915493" calcext:value-type="float">
            <text:p>3,086915493</text:p>
          </table:table-cell>
          <table:table-cell table:formula="of:=([.E5]-[.E4])/[.E4]" office:value-type="float" office:value="0.00183390895876211" calcext:value-type="float">
            <text:p>0,00183390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7319" calcext:value-type="float">
            <text:p>147319</text:p>
          </table:table-cell>
          <table:table-cell office:value-type="float" office:value="114.3476486" calcext:value-type="float">
            <text:p>114,3476486</text:p>
          </table:table-cell>
          <table:table-cell office:value-type="float" office:value="2.823434114E-017" calcext:value-type="float">
            <text:p>2,82E-017</text:p>
          </table:table-cell>
          <table:table-cell office:value-type="float" office:value="2.474135637" calcext:value-type="float">
            <text:p>2,474135637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7319" calcext:value-type="float">
            <text:p>147319</text:p>
          </table:table-cell>
          <table:table-cell office:value-type="float" office:value="110.9400482" calcext:value-type="float">
            <text:p>110,9400482</text:p>
          </table:table-cell>
          <table:table-cell office:value-type="float" office:value="1.903633922E-017" calcext:value-type="float">
            <text:p>1,90E-017</text:p>
          </table:table-cell>
          <table:table-cell office:value-type="float" office:value="2.476552963" calcext:value-type="float">
            <text:p>2,476552963</text:p>
          </table:table-cell>
          <table:table-cell table:style-name="ce3" table:formula="of:=([.E7]-[.E6])/[.E6]" office:value-type="float" office:value="0.000977038592326868" calcext:value-type="float">
            <text:p>0,000977038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8006" calcext:value-type="float">
            <text:p>148006</text:p>
          </table:table-cell>
          <table:table-cell office:value-type="float" office:value="110.836937" calcext:value-type="float">
            <text:p>110,836937</text:p>
          </table:table-cell>
          <table:table-cell office:value-type="float" office:value="1.609329036E-015" calcext:value-type="float">
            <text:p>1,61E-015</text:p>
          </table:table-cell>
          <table:table-cell office:value-type="float" office:value="2.104594707" calcext:value-type="float">
            <text:p>2,104594707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8006" calcext:value-type="float">
            <text:p>148006</text:p>
          </table:table-cell>
          <table:table-cell office:value-type="float" office:value="110.6264191" calcext:value-type="float">
            <text:p>110,6264191</text:p>
          </table:table-cell>
          <table:table-cell office:value-type="float" office:value="1.31881844E-015" calcext:value-type="float">
            <text:p>1,32E-015</text:p>
          </table:table-cell>
          <table:table-cell office:value-type="float" office:value="2.10583353" calcext:value-type="float">
            <text:p>2,10583353</text:p>
          </table:table-cell>
          <table:table-cell table:style-name="ce3" table:formula="of:=([.E9]-[.E8])/[.E8]" office:value-type="float" office:value="0.000588627822677499" calcext:value-type="float">
            <text:p>0,000588627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8681" calcext:value-type="float">
            <text:p>148681</text:p>
          </table:table-cell>
          <table:table-cell office:value-type="float" office:value="182.9589996" calcext:value-type="float">
            <text:p>182,9589996</text:p>
          </table:table-cell>
          <table:table-cell office:value-type="float" office:value="0.0000000000002692646724" calcext:value-type="float">
            <text:p>2,69E-013</text:p>
          </table:table-cell>
          <table:table-cell office:value-type="float" office:value="1.849378943" calcext:value-type="float">
            <text:p>1,849378943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8681" calcext:value-type="float">
            <text:p>148681</text:p>
          </table:table-cell>
          <table:table-cell office:value-type="float" office:value="233.0398102" calcext:value-type="float">
            <text:p>233,0398102</text:p>
          </table:table-cell>
          <table:table-cell office:value-type="float" office:value="0.00000000000003323927369" calcext:value-type="float">
            <text:p>3,32E-014</text:p>
          </table:table-cell>
          <table:table-cell office:value-type="float" office:value="1.850350499" calcext:value-type="float">
            <text:p>1,850350499</text:p>
          </table:table-cell>
          <table:table-cell table:style-name="ce3" table:formula="of:=([.E11]-[.E10])/[.E10]" office:value-type="float" office:value="0.00052534176604394" calcext:value-type="float">
            <text:p>0,000525341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9233" calcext:value-type="float">
            <text:p>149233</text:p>
          </table:table-cell>
          <table:table-cell office:value-type="float" office:value="232.9194489" calcext:value-type="float">
            <text:p>232,9194489</text:p>
          </table:table-cell>
          <table:table-cell office:value-type="float" office:value="0.0000000000007113948645" calcext:value-type="float">
            <text:p>7,11E-013</text:p>
          </table:table-cell>
          <table:table-cell office:value-type="float" office:value="1.660567403" calcext:value-type="float">
            <text:p>1,660567403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9233" calcext:value-type="float">
            <text:p>149233</text:p>
          </table:table-cell>
          <table:table-cell office:value-type="float" office:value="226.1521759" calcext:value-type="float">
            <text:p>226,1521759</text:p>
          </table:table-cell>
          <table:table-cell office:value-type="float" office:value="0.00000000000240402186" calcext:value-type="float">
            <text:p>2,40E-012</text:p>
          </table:table-cell>
          <table:table-cell office:value-type="float" office:value="1.661353588" calcext:value-type="float">
            <text:p>1,661353588</text:p>
          </table:table-cell>
          <table:table-cell table:formula="of:=([.E13]-[.E12])/[.E12]" office:value-type="float" office:value="0.000473443594388044" calcext:value-type="float">
            <text:p>0,000473443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9679" calcext:value-type="float">
            <text:p>149679</text:p>
          </table:table-cell>
          <table:table-cell office:value-type="float" office:value="225.362854" calcext:value-type="float">
            <text:p>225,362854</text:p>
          </table:table-cell>
          <table:table-cell office:value-type="float" office:value="0.000000000004323514637" calcext:value-type="float">
            <text:p>4,32E-012</text:p>
          </table:table-cell>
          <table:table-cell office:value-type="float" office:value="1.512520313" calcext:value-type="float">
            <text:p>1,512520313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9679" calcext:value-type="float">
            <text:p>149679</text:p>
          </table:table-cell>
          <table:table-cell office:value-type="float" office:value="252.2381439" calcext:value-type="float">
            <text:p>252,2381439</text:p>
          </table:table-cell>
          <table:table-cell office:value-type="float" office:value="0.00000000001599093254" calcext:value-type="float">
            <text:p>1,60E-011</text:p>
          </table:table-cell>
          <table:table-cell office:value-type="float" office:value="1.51352334" calcext:value-type="float">
            <text:p>1,51352334</text:p>
          </table:table-cell>
          <table:table-cell table:formula="of:=([.E15]-[.E14])/[.E14]" office:value-type="float" office:value="0.00066314944095556" calcext:value-type="float">
            <text:p>0,000663149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50124" calcext:value-type="float">
            <text:p>150124</text:p>
          </table:table-cell>
          <table:table-cell office:value-type="float" office:value="357.2286682" calcext:value-type="float">
            <text:p>357,2286682</text:p>
          </table:table-cell>
          <table:table-cell office:value-type="float" office:value="0.00000000042761375" calcext:value-type="float">
            <text:p>4,28E-010</text:p>
          </table:table-cell>
          <table:table-cell office:value-type="float" office:value="1.390269399" calcext:value-type="float">
            <text:p>1,390269399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50124" calcext:value-type="float">
            <text:p>150124</text:p>
          </table:table-cell>
          <table:table-cell office:value-type="float" office:value="459.6421509" calcext:value-type="float">
            <text:p>459,6421509</text:p>
          </table:table-cell>
          <table:table-cell office:value-type="float" office:value="0.0000000001561580032" calcext:value-type="float">
            <text:p>1,56E-010</text:p>
          </table:table-cell>
          <table:table-cell office:value-type="float" office:value="1.393476844" calcext:value-type="float">
            <text:p>1,393476844</text:p>
          </table:table-cell>
          <table:table-cell table:formula="of:=([.E17]-[.E16])/[.E16]" office:value-type="float" office:value="0.00230706725064005" calcext:value-type="float">
            <text:p>0,002307067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0474" calcext:value-type="float">
            <text:p>150474</text:p>
          </table:table-cell>
          <table:table-cell office:value-type="float" office:value="459.6226196" calcext:value-type="float">
            <text:p>459,6226196</text:p>
          </table:table-cell>
          <table:table-cell office:value-type="float" office:value="0.00000000061426908" calcext:value-type="float">
            <text:p>6,14E-010</text:p>
          </table:table-cell>
          <table:table-cell office:value-type="float" office:value="1.291465402" calcext:value-type="float">
            <text:p>1,291465402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0474" calcext:value-type="float">
            <text:p>150474</text:p>
          </table:table-cell>
          <table:table-cell office:value-type="float" office:value="451.6169128" calcext:value-type="float">
            <text:p>451,6169128</text:p>
          </table:table-cell>
          <table:table-cell office:value-type="float" office:value="0.00000000158088842" calcext:value-type="float">
            <text:p>1,58E-009</text:p>
          </table:table-cell>
          <table:table-cell office:value-type="float" office:value="1.29282403" calcext:value-type="float">
            <text:p>1,29282403</text:p>
          </table:table-cell>
          <table:table-cell table:style-name="ce3" table:formula="of:=([.E19]-[.E18])/[.E18]" office:value-type="float" office:value="0.00105200495336225" calcext:value-type="float">
            <text:p>0,001052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0904" calcext:value-type="float">
            <text:p>150904</text:p>
          </table:table-cell>
          <table:table-cell office:value-type="float" office:value="450.1896973" calcext:value-type="float">
            <text:p>450,1896973</text:p>
          </table:table-cell>
          <table:table-cell office:value-type="float" office:value="0.000000006460784796" calcext:value-type="float">
            <text:p>6,46E-009</text:p>
          </table:table-cell>
          <table:table-cell office:value-type="float" office:value="1.207027912" calcext:value-type="float">
            <text:p>1,207027912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0904" calcext:value-type="float">
            <text:p>150904</text:p>
          </table:table-cell>
          <table:table-cell office:value-type="float" office:value="442.8585815" calcext:value-type="float">
            <text:p>442,8585815</text:p>
          </table:table-cell>
          <table:table-cell office:value-type="float" office:value="0.000000009762667119" calcext:value-type="float">
            <text:p>9,76E-009</text:p>
          </table:table-cell>
          <table:table-cell office:value-type="float" office:value="1.208420515" calcext:value-type="float">
            <text:p>1,208420515</text:p>
          </table:table-cell>
          <table:table-cell table:style-name="ce3" table:formula="of:=([.E21]-[.E20])/[.E20]" office:value-type="float" office:value="0.00115374548190232" calcext:value-type="float">
            <text:p>0,001153745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51400" calcext:value-type="float">
            <text:p>151400</text:p>
          </table:table-cell>
          <table:table-cell office:value-type="float" office:value="723.8651123" calcext:value-type="float">
            <text:p>723,8651123</text:p>
          </table:table-cell>
          <table:table-cell office:value-type="float" office:value="0.0000000255500705" calcext:value-type="float">
            <text:p>2,56E-008</text:p>
          </table:table-cell>
          <table:table-cell office:value-type="float" office:value="1.131358266" calcext:value-type="float">
            <text:p>1,131358266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128194156771591" calcext:value-type="float">
            <text:p>0,00128194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6T11:14:56.833040903</dc:date>
    <meta:document-statistic meta:table-count="1" meta:cell-count="121" meta:object-count="0"/>
    <meta:generator>LibreOffice/4.1.4.2$Linux_X86_64 LibreOffice_project/410m0$Build-2</meta:generator>
  </office:meta>
</office:document-meta>
</file>